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opacity-name="Transparency_20_1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cm" draw:marker-start-width="0.05cm" draw:marker-end-width="0.05cm" draw:fill="solid" draw:fill-color="#e6e6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8.5cm" svg:height="8.4cm" draw:transform="rotate (1.5707963267946) translate (5.1cm 11cm)">
          <text:p/>
        </draw:rect>
        <draw:line draw:style-name="gr2" draw:text-style-name="P1" draw:layer="layout" svg:x1="7.787cm" svg:y1="2.191cm" svg:x2="10.4cm" svg:y2="2.2cm">
          <text:p/>
        </draw:line>
        <draw:line draw:style-name="gr2" draw:text-style-name="P1" draw:layer="layout" svg:x1="13.2cm" svg:y1="5.1cm" svg:x2="13.2cm" svg:y2="7.1cm">
          <text:p/>
        </draw:line>
        <draw:line draw:style-name="gr2" draw:text-style-name="P1" draw:layer="layout" svg:x1="5.4cm" svg:y1="7.5cm" svg:x2="5.4cm" svg:y2="9.5cm">
          <text:p/>
        </draw:line>
        <draw:custom-shape draw:style-name="gr3" draw:text-style-name="P1" draw:layer="layout" svg:width="1.9cm" svg:height="4.4cm" svg:x="5.1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98cm" svg:height="3.5cm" svg:x="12.202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2.107cm" svg:x="12cm" svg:y="2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0%" draw:angle="300" draw:border="1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00:03:23.71</meta:creation-date>
    <dc:date>2010-03-25T23:45:11.28</dc:date>
    <dc:creator>Anatole Tresch</dc:creator>
    <meta:editing-duration>PT01H34M49S</meta:editing-duration>
    <meta:editing-cycles>14</meta:editing-cycles>
    <meta:generator>OpenOffice.org/3.1$Win32 OpenOffice.org_project/310m19$Build-9420</meta:generator>
    <meta:document-statistic meta:object-count="7"/>
  </office:meta>
</office:document-meta>
</file>